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2.479cm" fo:min-width="7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7.6cm"/>
    </style:style>
    <style:style style:name="gr5" style:family="graphic" style:parent-style-name="standard">
      <style:graphic-properties draw:textarea-horizontal-align="justify" draw:textarea-vertical-align="middle" draw:auto-grow-height="false" fo:min-height="2.4cm" fo:min-width="2.45cm"/>
    </style:style>
    <style:style style:name="gr6" style:family="graphic" style:parent-style-name="standard">
      <style:graphic-properties draw:textarea-horizontal-align="justify" draw:textarea-vertical-align="middle" draw:auto-grow-height="false" fo:min-height="2.353cm" fo:min-width="5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6.3cm"/>
    </style:style>
    <style:style style:name="gr9" style:family="graphic" style:parent-style-name="standard">
      <style:graphic-properties draw:textarea-horizontal-align="justify" draw:textarea-vertical-align="middle" draw:auto-grow-height="false" fo:min-height="2.407cm" fo:min-width="4.8cm"/>
    </style:style>
    <style:style style:name="gr10" style:family="graphic" style:parent-style-name="standard">
      <style:graphic-properties draw:textarea-horizontal-align="justify" draw:textarea-vertical-align="middle" draw:auto-grow-height="false" fo:min-height="1.66cm" fo:min-width="4.59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1cm" svg:height="2.8cm" svg:x="5.3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8cm" svg:height="2.729cm" draw:transform="skewX (0.345051593119279) translate (7.081cm 5.771cm)">
          <text:p text:style-name="P1">Pobierz 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5cm" svg:y1="4.6cm" svg:x2="10.981cm" svg:y2="5.771cm" draw:start-shape="id1" draw:start-glue-point="8" draw:end-shape="id2" draw:end-glue-point="0" svg:d="M8350 4600v586h2631v585" svg:viewBox="0 0 2632 1172">
          <text:p/>
        </draw:connector>
        <draw:custom-shape draw:style-name="gr4" draw:text-style-name="P1" xml:id="id3" draw:id="id3" draw:layer="layout" svg:width="8.1cm" svg:height="2.9cm" svg:x="6.4cm" svg:y="9.5cm">
          <text:p text:style-name="P1">Iloczyn = 1</text:p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cm" svg:y1="8.5cm" svg:x2="10.45cm" svg:y2="9.5cm" draw:start-shape="id2" draw:start-glue-point="2" draw:end-shape="id3" draw:end-glue-point="0" svg:d="M10000 8500v500h450v500" svg:viewBox="0 0 451 1001">
          <text:p/>
        </draw:connector>
        <draw:custom-shape draw:style-name="gr5" draw:text-style-name="P1" xml:id="id4" draw:id="id4" draw:layer="layout" svg:width="5.9cm" svg:height="5.3cm" svg:x="7cm" svg:y="13.7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45cm" svg:y1="12.4cm" svg:x2="9.95cm" svg:y2="13.7cm" draw:start-shape="id3" draw:start-glue-point="2" draw:end-shape="id4" svg:d="M10450 12400v650h-500v650" svg:viewBox="0 0 501 1301">
          <text:p/>
        </draw:connector>
        <draw:custom-shape draw:style-name="gr6" draw:text-style-name="P1" xml:id="id5" draw:id="id5" draw:layer="layout" svg:width="5.8cm" svg:height="2.603cm" draw:transform="skewX (0.456752665246916) translate (14.279cm 18.597cm)">
          <text:p text:style-name="P1">Pobierz a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.9cm" svg:y1="16.35cm" svg:x2="17.179cm" svg:y2="18.597cm" draw:start-shape="id4" draw:start-glue-point="7" draw:end-shape="id5" svg:d="M12900 16350h4279v2247" svg:viewBox="0 0 4280 2248">
          <text:p text:style-name="P1"><text:s text:c="22"/>TAK</text:p>
        </draw:connector>
        <draw:custom-shape draw:style-name="gr8" draw:text-style-name="P1" xml:id="id6" draw:id="id6" draw:layer="layout" svg:width="6.8cm" svg:height="2.8cm" svg:x="12.9cm" svg:y="22.1cm">
          <text:p text:style-name="P1">Iloczyn*= a</text:p>
          <text:p text:style-name="P1">i += 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cm" svg:y1="21.2cm" svg:x2="16.3cm" svg:y2="22.1cm" draw:start-shape="id5" draw:start-glue-point="2" draw:end-shape="id6" draw:end-glue-point="0" svg:d="M15900 21200v450h400v450" svg:viewBox="0 0 401 901">
          <text:p/>
        </draw:connector>
        <draw:connector draw:style-name="gr3" draw:text-style-name="P1" draw:layer="layout" svg:x1="19.7cm" svg:y1="23.5cm" svg:x2="9.95cm" svg:y2="13.7cm" draw:start-shape="id6" draw:start-glue-point="1" draw:end-shape="id4" draw:end-glue-point="4" svg:d="M19700 23500h501v-10301h-10251v501" svg:viewBox="0 0 10252 10302">
          <text:p/>
        </draw:connector>
        <draw:custom-shape draw:style-name="gr9" draw:text-style-name="P1" xml:id="id7" draw:id="id7" draw:layer="layout" svg:width="5.3cm" svg:height="2.657cm" draw:transform="skewX (0.320442450666159) translate (2.682cm 17.843cm)">
          <text:p text:style-name="P1">Drukuj iloczy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332cm" svg:y1="17.843cm" svg:x2="7cm" svg:y2="16.35cm" draw:start-shape="id7" draw:start-glue-point="0" draw:end-shape="id4" draw:end-glue-point="5" svg:d="M5332 17843v-1493h1668" svg:viewBox="0 0 1669 1494">
          <text:p text:style-name="P1">NIE</text:p>
        </draw:connector>
        <draw:custom-shape draw:style-name="gr10" draw:text-style-name="P1" xml:id="id8" draw:id="id8" draw:layer="layout" svg:width="7.2cm" svg:height="2.7cm" svg:x="2.4cm" svg:y="24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45cm" svg:y1="20.5cm" svg:x2="6cm" svg:y2="24.2cm" draw:start-shape="id7" draw:start-glue-point="2" draw:end-shape="id8" draw:end-glue-point="4" svg:d="M4450 20500v1850h1550v1850" svg:viewBox="0 0 1551 3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1:58:20.044029955</meta:creation-date>
    <dc:date>2018-12-18T12:10:36.718022255</dc:date>
    <meta:editing-duration>PT12M17S</meta:editing-duration>
    <meta:editing-cycles>1</meta:editing-cycles>
    <meta:document-statistic meta:object-count="16"/>
    <meta:generator>LibreOffice/6.0.6.2$Linux_X86_64 LibreOffice_project/00m0$Build-2</meta:generator>
  </office:meta>
</office:document-meta>
</file>